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〈</mo>
          <mrow>
            <mi>A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  <mo stretchy="false">〉</mo>
        </mrow>
        <mi>t</mi>
      </msub>
      <mrow>
        <mi/>
        <mo stretchy="false">=</mo>
        <mi/>
      </mrow>
      <mrow>
        <mo stretchy="false">∫</mo>
        <msup>
          <mtext>d</mtext>
          <mn>3</mn>
        </msup>
      </mrow>
      <mi>r</mi>
      <msup>
        <mo stretchy="false">ψ</mo>
        <mtext>*</mtext>
      </msup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i>A</mi>
      <mrow>
        <mo stretchy="false">(</mo>
        <mrow>
          <mstyle mathvariant="bold">
            <mrow>
              <mi>r</mi>
            </mrow>
          </mstyle>
        </mrow>
        <mo stretchy="false">)</mo>
      </mrow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langle A(bold r) rangle _t `=` int "d" ^3 r %ipsi ^"*" (bold r , t) A(bold r) %ipsi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8:01:28.813000000</meta:creation-date>
    <meta:generator>LibreOffice/4.1.4.2$Windows_x86 LibreOffice_project/0a0440ccc0227ad9829de5f46be37cfb6edcf72</meta:generator>
  </office:meta>
</office:document-meta>
</file>